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ce style:name="Courier New" svg:font-family="'Courier New'" style:font-pitch="fixed"/>
    <style:font-face style:name="Tahoma" svg:font-family="Tahoma" style:font-pitch="variable"/>
    <style:font-face style:name="Arial1"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text-properties officeooo:paragraph-rsid="00221b07"/>
    </style:style>
    <style:style style:name="P3" style:family="paragraph" style:parent-style-name="Standard">
      <style:text-properties officeooo:paragraph-rsid="00234025"/>
    </style:style>
    <style:style style:name="P4" style:family="paragraph" style:parent-style-name="Standard">
      <style:text-properties officeooo:rsid="00234025" officeooo:paragraph-rsid="00234025"/>
    </style:style>
    <style:style style:name="P5" style:family="paragraph" style:parent-style-name="Standard">
      <style:paragraph-properties fo:text-align="start" style:justify-single-word="false"/>
      <style:text-properties officeooo:rsid="00263467" officeooo:paragraph-rsid="00263467"/>
    </style:style>
    <style:style style:name="P6" style:family="paragraph" style:parent-style-name="Standard">
      <style:paragraph-properties fo:text-align="start" style:justify-single-word="false"/>
      <style:text-properties fo:font-weight="bold" officeooo:rsid="00263467" officeooo:paragraph-rsid="00263467" style:font-weight-asian="bold" style:font-weight-complex="bold"/>
    </style:style>
    <style:style style:name="P7" style:family="paragraph" style:parent-style-name="Standard">
      <style:paragraph-properties fo:text-align="start" style:justify-single-word="false"/>
      <style:text-properties fo:font-weight="bold" officeooo:paragraph-rsid="00263467" style:font-weight-asian="bold" style:font-weight-complex="bold"/>
    </style:style>
    <style:style style:name="P8" style:family="paragraph" style:parent-style-name="Standard">
      <style:paragraph-properties fo:text-align="start" style:justify-single-word="false"/>
      <style:text-properties officeooo:paragraph-rsid="00263467"/>
    </style:style>
    <style:style style:name="T1" style:family="text">
      <style:text-properties officeooo:rsid="0020f7ae"/>
    </style:style>
    <style:style style:name="T2" style:family="text">
      <style:text-properties officeooo:rsid="00221b07"/>
    </style:style>
    <style:style style:name="T3" style:family="text">
      <style:text-properties officeooo:rsid="00263467"/>
    </style:style>
    <style:style style:name="T4" style:family="text">
      <style:text-properties fo:font-weight="bold" officeooo:rsid="00263467" style:font-weight-asian="bold" style:font-weight-complex="bold"/>
    </style:style>
    <style:style style:name="fr1"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2" style:family="graphic" style:parent-style-name="OLE">
      <style:graphic-properties style:run-through="foreground" style:wrap="right" style:number-wrapped-paragraphs="no-limit" style:wrap-contour="false" style:vertical-pos="top" style:vertical-rel="baseline" style:horizontal-pos="from-left" style:horizontal-rel="page" draw:ole-draw-aspect="1"/>
    </style:style>
    <style:style style:name="fr3" style:family="graphic" style:parent-style-name="OLE">
      <style:graphic-properties style:run-through="foreground" style:wrap="right" style:number-wrapped-paragraphs="no-limit" style:wrap-contour="false" style:vertical-pos="from-top" style:vertical-rel="page" style:horizontal-pos="from-left" style:horizontal-rel="page" draw:ole-draw-aspect="1"/>
    </style:style>
    <style:style style:name="fr4"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Object1" text:anchor-type="page" text:anchor-page-number="1" svg:x="0.8992in" svg:y="6.4437in" svg:width="5.5681in" svg:height="3.1319in" draw:z-index="1">
        <draw:object xlink:href="./Object 3" xlink:type="simple" xlink:show="embed" xlink:actuate="onLoad"/>
        <draw:image xlink:href="./ObjectReplacements/Object 3" xlink:type="simple" xlink:show="embed" xlink:actuate="onLoad"/>
        <svg:desc>chart</svg:desc>
      </draw:frame>
      <text:p text:style-name="P5">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text:p>
      <text:p text:style-name="P8"><text:span text:style-name="T4">WRAP NONE, ANCHOR PARAGRAPH</text:span></text:p>
      <text:p text:style-name="P5"><draw:frame draw:style-name="fr4" draw:name="Objekt1" text:anchor-type="paragraph" svg:width="5.5681in" svg:height="3.1319in" draw:z-index="0"><draw:object xlink:href="./Object 1" xlink:type="simple" xlink:show="embed" xlink:actuate="onLoad"/><draw:image xlink:href="./ObjectReplacements/Object 1" xlink:type="simple" xlink:show="embed" xlink:actuate="onLoad"/><svg:desc>chart</svg:desc></draw:frame></text:p>
      <text:p text:style-name="P5">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ext:p>
      <text:p text:style-name="P6">WRAP RIGHT, ANCHOR PAGE</text:p>
      <text:p text:style-name="P5"/>
      <text:p text:style-name="P8"><text:span text:style-name="T3">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span></text:p>
      <text:p text:style-name="P5">He heard quiet steps behind him. That didn't bode well. Who could be following him this late at <text:soft-page-break/>night and in this deadbeat part of town?</text:p>
      <text:p text:style-name="P5">And at this particular moment, just after he pulled off the big time and was making off with the greenbacks. Was there another crook who'd had the same idea, and was now watching him and waiting for a chance to grab the fruit of his labor?</text:p>
      <text:p text:style-name="P5"/>
      <text:p text:style-name="P6">ANCHOR AS CHARACTER</text:p>
      <text:p text:style-name="P5"><text:s/><draw:frame draw:style-name="fr2" draw:name="Object2" text:anchor-type="as-char" svg:width="5.5681in" svg:height="3.1319in" draw:z-index="2"><draw:object xlink:href="./Object 2" xlink:type="simple" xlink:show="embed" xlink:actuate="onLoad"/><draw:image xlink:href="./ObjectReplacements/Object 2" xlink:type="simple" xlink:show="embed" xlink:actuate="onLoad"/><svg:desc>chart</svg:desc></draw:frame>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text:p>
      <text:p text:style-name="P7"><text:span text:style-name="T3">PAGE WRAP, ANCHOR TO CHARACTER</text:span></text:p>
      <text:p text:style-name="P8"><text:span text:style-name="T3">He was dr</text:span><draw:frame draw:style-name="fr1" draw:name="Object3" text:anchor-type="char" svg:x="0.7457in" svg:y="0.2937in" svg:width="5.5681in" svg:height="3.1319in" draw:z-index="3"><draw:object xlink:href="./Object 4" xlink:type="simple" xlink:show="embed" xlink:actuate="onLoad"/><draw:image xlink:href="./ObjectReplacements/Object 4" xlink:type="simple" xlink:show="embed" xlink:actuate="onLoad"/><svg:desc>chart</svg:desc></draw:frame><text:span text:style-name="T3">ipping with sweat now, cold and wet, he could smell the fear coming off his clothes. Suddenly next to him, with a barely noticeable squeak, a door swung quietly to and fro in the night's breeze.</text:span></text:p>
      <text:p text:style-name="P5"/>
      <text:p text:style-name="P5">Could this be the haven he'd prayed for? Slowly he slid toward the door, pressing himself more and more into the wall, into the dark, away from his enemy. Would this door save his hide?</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ce style:name="Courier New" svg:font-family="'Courier New'" style:font-pitch="fixed"/>
    <style:font-face style:name="Tahoma" svg:font-family="Tahoma" style:font-pitch="variable"/>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DE"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1pt" fo:language="de" fo:country="D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09-29T14:54:58</meta:creation-date>
    <dc:date>2019-05-27T09:58:25.998000000</dc:date>
    <meta:editing-duration>PT1H9M27S</meta:editing-duration>
    <meta:editing-cycles>8</meta:editing-cycles>
    <meta:generator>LibreOfficeDev/6.3.0.0.alpha1$Windows_X86_64 LibreOffice_project/ae03c889c900c8ae0d015e096d1e90b197bb1f5d</meta:generator>
    <meta:print-date>2010-09-29T15:09:02</meta:print-date>
    <meta:document-statistic meta:table-count="0" meta:image-count="0" meta:object-count="4" meta:page-count="2" meta:paragraph-count="12" meta:word-count="593" meta:character-count="3153" meta:non-whitespace-character-count="2568"/>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142cm" svg:height="7.954cm" xlink:href="." xlink:type="simple" chart:class="chart:bar" chart:style-name="ch1">
        <chart:legend chart:legend-position="end" svg:x="12.096cm" svg:y="3.171cm" style:legend-expansion="high" chart:style-name="ch2"/>
        <chart:plot-area chart:style-name="ch3" chart:data-source-has-labels="both" svg:x="0.282cm" svg:y="0.159cm" svg:width="11.532cm" svg:height="7.636cm">
          <chartooo:coordinate-region svg:x="0.914cm" svg:y="0.362cm" svg:width="10.9cm" svg:height="6.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palte 1</text:p>
              </table:table-cell>
              <table:table-cell office:value-type="string">
                <text:p>Spalte 2</text:p>
              </table:table-cell>
              <table:table-cell office:value-type="string">
                <text:p>Spalte 3</text:p>
              </table:table-cell>
            </table:table-row>
          </table:table-header-rows>
          <table:table-rows>
            <table:table-row>
              <table:table-cell office:value-type="string">
                <text:p>Zeile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Zeile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Zeile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Zeile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Dev/6.3.0.0.alpha1$Windows_X86_64 LibreOffice_project/ae03c889c900c8ae0d015e096d1e90b197bb1f5d</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142cm" svg:height="7.954cm" xlink:href="." xlink:type="simple" chart:class="chart:bar" chart:style-name="ch1">
        <chart:legend chart:legend-position="end" svg:x="12.096cm" svg:y="3.171cm" style:legend-expansion="high" chart:style-name="ch2"/>
        <chart:plot-area chart:style-name="ch3" chart:data-source-has-labels="both" svg:x="0.282cm" svg:y="0.159cm" svg:width="11.532cm" svg:height="7.636cm">
          <chartooo:coordinate-region svg:x="0.914cm" svg:y="0.362cm" svg:width="10.9cm" svg:height="6.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palte 1</text:p>
              </table:table-cell>
              <table:table-cell office:value-type="string">
                <text:p>Spalte 2</text:p>
              </table:table-cell>
              <table:table-cell office:value-type="string">
                <text:p>Spalte 3</text:p>
              </table:table-cell>
            </table:table-row>
          </table:table-header-rows>
          <table:table-rows>
            <table:table-row>
              <table:table-cell office:value-type="string">
                <text:p>Zeile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Zeile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Zeile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Zeile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Dev/6.3.0.0.alpha1$Windows_X86_64 LibreOffice_project/ae03c889c900c8ae0d015e096d1e90b197bb1f5d</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142cm" svg:height="7.954cm" xlink:href="." xlink:type="simple" chart:class="chart:bar" chart:style-name="ch1">
        <chart:legend chart:legend-position="end" svg:x="12.096cm" svg:y="3.171cm" style:legend-expansion="high" chart:style-name="ch2"/>
        <chart:plot-area chart:style-name="ch3" chart:data-source-has-labels="both" svg:x="0.282cm" svg:y="0.159cm" svg:width="11.532cm" svg:height="7.636cm">
          <chartooo:coordinate-region svg:x="0.914cm" svg:y="0.362cm" svg:width="10.9cm" svg:height="6.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palte 1</text:p>
              </table:table-cell>
              <table:table-cell office:value-type="string">
                <text:p>Spalte 2</text:p>
              </table:table-cell>
              <table:table-cell office:value-type="string">
                <text:p>Spalte 3</text:p>
              </table:table-cell>
            </table:table-row>
          </table:table-header-rows>
          <table:table-rows>
            <table:table-row>
              <table:table-cell office:value-type="string">
                <text:p>Zeile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Zeile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Zeile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Zeile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Dev/6.3.0.0.alpha1$Windows_X86_64 LibreOffice_project/ae03c889c900c8ae0d015e096d1e90b197bb1f5d</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4/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142cm" svg:height="7.954cm" xlink:href="." xlink:type="simple" chart:class="chart:bar" chart:style-name="ch1">
        <chart:legend chart:legend-position="end" svg:x="12.096cm" svg:y="3.171cm" style:legend-expansion="high" chart:style-name="ch2"/>
        <chart:plot-area chart:style-name="ch3" chart:data-source-has-labels="both" svg:x="0.282cm" svg:y="0.159cm" svg:width="11.532cm" svg:height="7.636cm">
          <chartooo:coordinate-region svg:x="0.914cm" svg:y="0.362cm" svg:width="10.9cm" svg:height="6.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palte 1</text:p>
              </table:table-cell>
              <table:table-cell office:value-type="string">
                <text:p>Spalte 2</text:p>
              </table:table-cell>
              <table:table-cell office:value-type="string">
                <text:p>Spalte 3</text:p>
              </table:table-cell>
            </table:table-row>
          </table:table-header-rows>
          <table:table-rows>
            <table:table-row>
              <table:table-cell office:value-type="string">
                <text:p>Zeile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Zeile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Zeile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Zeile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Dev/6.3.0.0.alpha1$Windows_X86_64 LibreOffice_project/ae03c889c900c8ae0d015e096d1e90b197bb1f5d</meta:generator>
  </office:meta>
</office:document-meta>
</file>

<file path=Object 4/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